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"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858cm" svg:y="23.116cm" draw:caption-point-x="-0.61cm" draw:caption-point-y="1.06cm">
              <dc:date>2012-01-02T00:00:00</dc:date>
              <text:p text:style-name="P1"><text:span text:style-name="T1">Need to check that COMPARE_REF_TO_TEXTURE overwrites COMPARE_R_TO_TEXTURE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Could benefit from an interlaced view of the vertices in a VAO, but that's an enhancement.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2012/01/02</text:date>, <text:time>21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2T21:16:37</dc:date>
    <dc:creator>Bruce Merry</dc:creator>
    <meta:editing-duration>PT8H55M31S</meta:editing-duration>
    <meta:editing-cycles>106</meta:editing-cycles>
    <meta:generator>LibreOffice/3.4$Unix LibreOffice_project/340m1$Build-402</meta:generator>
    <meta:document-statistic meta:table-count="1" meta:cell-count="1381" meta:object-count="0"/>
  </office:meta>
</office:document-meta>
</file>